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d4cea"/>
    </style:style>
    <style:style style:name="P2" style:family="paragraph" style:parent-style-name="Standard">
      <style:text-properties officeooo:paragraph-rsid="001e676b"/>
    </style:style>
    <style:style style:name="P3" style:family="paragraph" style:parent-style-name="Standard">
      <style:text-properties officeooo:paragraph-rsid="001e676b"/>
    </style:style>
    <style:style style:name="P4" style:family="paragraph" style:parent-style-name="Standard">
      <style:text-properties officeooo:rsid="00248093" officeooo:paragraph-rsid="00248093"/>
    </style:style>
    <style:style style:name="P5" style:family="paragraph" style:parent-style-name="Standard">
      <style:text-properties officeooo:paragraph-rsid="0028bee3"/>
    </style:style>
    <style:style style:name="P6" style:family="paragraph" style:parent-style-name="Standard">
      <style:text-properties officeooo:paragraph-rsid="00299bed"/>
    </style:style>
    <style:style style:name="T1" style:family="text">
      <style:text-properties officeooo:rsid="001ae3d0"/>
    </style:style>
    <style:style style:name="T2" style:family="text">
      <style:text-properties officeooo:rsid="001c0e66"/>
    </style:style>
    <style:style style:name="T3" style:family="text">
      <style:text-properties officeooo:rsid="001d4cea"/>
    </style:style>
    <style:style style:name="T4" style:family="text">
      <style:text-properties officeooo:rsid="001dc133"/>
    </style:style>
    <style:style style:name="T5" style:family="text">
      <style:text-properties officeooo:rsid="002333b5"/>
    </style:style>
    <style:style style:name="T6" style:family="text">
      <style:text-properties officeooo:rsid="00270a3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urpose and types of the data science models</text:p>
      <text:p text:style-name="Standard"/>
      <text:p text:style-name="Standard">data science as a discipline who is very close connected with a business is flourishing. <text:span text:style-name="T1">A</text:span> lot of branches of the industry start collaborate in the area of implementing state of the art solution from the field of artificial intelligence. <text:span text:style-name="T1">A</text:span> lot of branches of the industry start collaborate in the area of implementing state of the art solution from the field of artificial intelligence. in this difficult process of implementation modern solutions crucial is find relevant experts who will be understand processes and importance of the value added for the business.</text:p>
      <text:p text:style-name="Standard"/>
      <text:p text:style-name="Standard">Process of acquisition of solution contractors would it be more efficient if managers understood what is this model what kind of data are needed and what is the goal of all investment.</text:p>
      <text:p text:style-name="Standard">so it is needed overall knowledge about data science, its downsides, and upsides, its typical goals, and the specific <text:s/>character of this discipline. </text:p>
      <text:p text:style-name="Standard"><text:span text:style-name="T2">I</text:span>t is obviously everybody who wants to invest in the modernization in the field of data science needs to know Elementary information about this. <text:span text:style-name="T2">L</text:span>et's get information what data science is.</text:p>
      <text:p text:style-name="Standard"/>
      <text:p text:style-name="P1"><text:span text:style-name="T5">D</text:span>ata <text:span text:style-name="T5">S</text:span>cience</text:p>
      <text:p text:style-name="P1"/>
      <text:p text:style-name="P2"><text:span text:style-name="T3">D</text:span>ata science it is the union of three direction of the science statistic <text:span text:style-name="T3">&amp;</text:span> math, economy and programming. This is a very big simplification but we will need to start from something. Let's start with the first part: math and statistic. Modern, contemporary statistics have been developed at the beginning of the 20th century. <text:span text:style-name="T4">S</text:span>tatistic was needed to measure significance of the difference between groups and segments of the data. <text:span text:style-name="T4">R</text:span>esearch development industry needed to have reliable and easy-to-use tools and measurements algorithms. </text:p>
      <text:p text:style-name="P2">For example, the problem was to compare the effect apply of the vaccine for the two populations of patients.</text:p>
      <text:p text:style-name="P2"/>
      <text:p text:style-name="P2">Broadly speaking according to the industry needs this classical form of statistic later has been developed in two more useful and more advanced form: econometric direction and Quality Maintenance direction so call at Six Sigma. The turning point was after development based on the normal distribution algorithm of ANOVA by Sir Fisher and the t-student test by William Gosset.</text:p>
      <text:p text:style-name="P2"/>
      <text:p text:style-name="P4">Ew<text:span text:style-name="T6">aa</text:span></text:p>
      <text:p text:style-name="Standard"/>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19T11:22:54.018965287</meta:creation-date>
    <meta:generator>LibreOffice/6.4.7.2$Linux_X86_64 LibreOffice_project/40$Build-2</meta:generator>
    <dc:date>2023-06-20T14:26:59.536500066</dc:date>
    <meta:editing-duration>PT2H33M58S</meta:editing-duration>
    <meta:editing-cycles>10</meta:editing-cycles>
    <meta:document-statistic meta:table-count="0" meta:image-count="0" meta:object-count="0" meta:page-count="1" meta:paragraph-count="10" meta:word-count="350" meta:character-count="2163" meta:non-whitespace-character-count="1820"/>
  </office:meta>
</office:document-meta>
</file>